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dicatedSortedMap.PredicatedSortedMap( SortedMap map , Predicate keyPredicate , Predicate value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Map.subMap( Object fromKey ,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SortedMap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Map.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Map.getSort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Map.decorate( SortedMap map , Predicate keyPredicate , Predicate value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Map.headMap( Object to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SortedMap.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ortedMap.tailMap( Object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